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32000000258386DF587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lyt-bluegrey-subtitle">
      <style:graphic-properties draw:fill-color="#ffffff" fo:min-height="16.256cm"/>
    </style:style>
    <style:style style:name="pr2" style:family="presentation" style:parent-style-name="lyt-bluegrey-notes">
      <style:graphic-properties draw:fill-color="#ffffff" draw:auto-grow-height="true" fo:min-height="12.572cm"/>
    </style:style>
    <style:style style:name="pr3" style:family="presentation" style:parent-style-name="lyt-bluegrey-title">
      <style:graphic-properties fo:min-height="3.506cm"/>
    </style:style>
    <style:style style:name="pr4" style:family="presentation" style:parent-style-name="lyt-bluegrey-outline1">
      <style:graphic-properties fo:min-height="12.18cm"/>
    </style:style>
    <style:style style:name="pr5" style:family="presentation" style:parent-style-name="lyt-bluegrey-notes">
      <style:graphic-properties draw:fill-color="#ffffff" fo:min-height="12.572cm"/>
    </style:style>
    <style:style style:name="co1" style:family="table-column">
      <style:table-column-properties style:column-width="6.299cm" style:use-optimal-column-width="false"/>
    </style:style>
    <style:style style:name="co2" style:family="table-column">
      <style:table-column-properties style:column-width="6.302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  <style:text-properties fo:color="#ffffff"/>
    </style:style>
    <style:style style:name="ce2" style:family="table-cell">
      <style:graphic-properties style:repeat="repeat"/>
    </style:style>
    <style:style style:name="P1" style:family="paragraph">
      <style:paragraph-properties fo:text-align="center"/>
    </style:style>
    <style:style style:name="T1" style:family="text">
      <style:text-properties fo:font-size="52pt" style:font-size-asian="52pt" style:font-size-complex="52pt"/>
    </style:style>
    <style:style style:name="T2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32">
        <draw:frame presentation:style-name="pr1" draw:layer="layout" svg:width="25.199cm" svg:height="16.256cm" svg:x="1.4cm" svg:y="0.837cm" presentation:class="subtitle">
          <draw:text-box>
            <text:p><text:span text:style-name="T1">Git, Subversion and TFS</text:span></text:p>
            <text:p>John Cheng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grey" presentation:presentation-page-layout-name="AL2T1">
        <draw:frame presentation:style-name="pr3" draw:layer="layout" svg:width="25.199cm" svg:height="3.506cm" svg:x="1.4cm" svg:y="0.837cm" presentation:class="title">
          <draw:text-box>
            <text:p>License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Git – Open source (GPLv2)</text:p>
              </text:list-item>
              <text:list-item>
                <text:p>Subversion – Open source (GPLv2)</text:p>
              </text:list-item>
              <text:list-item>
                <text:p>TFS – proprietary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grey" presentation:presentation-page-layout-name="AL2T1">
        <draw:frame presentation:style-name="pr3" draw:layer="layout" svg:width="25.199cm" svg:height="3.506cm" svg:x="1.4cm" svg:y="0.837cm" presentation:class="title">
          <draw:text-box>
            <text:p>Basic different</text:p>
          </draw:text-box>
        </draw:frame>
        <draw:frame draw:style-name="standard" draw:layer="layout" svg:width="25.198cm" svg:height="2.915cm" svg:x="1.4cm" svg:y="4.914cm" presentation:class="table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><text:span text:style-name="T2">Git</text:span></text:p>
              </table:table-cell>
              <table:table-cell>
                <text:p><text:span text:style-name="T2">svn</text:span></text:p>
              </table:table-cell>
              <table:table-cell>
                <text:p><text:span text:style-name="T2">TFS</text:span></text:p>
              </table:table-cell>
            </table:table-row>
            <table:table-row table:style-name="ro1" table:default-cell-style-name="ce2">
              <table:table-cell>
                <text:p>Type Model</text:p>
              </table:table-cell>
              <table:table-cell>
                <text:p>Distributed develop</text:p>
              </table:table-cell>
              <table:table-cell>
                <text:p>Client-server</text:p>
              </table:table-cell>
              <table:table-cell>
                <text:p>Client-server</text:p>
              </table:table-cell>
            </table:table-row>
            <table:table-row table:style-name="ro1" table:default-cell-style-name="ce2">
              <table:table-cell>
                <text:p>Versioning Model</text:p>
              </table:table-cell>
              <table:table-cell/>
              <table:table-cell>
                <text:p>copy-modify-merge</text:p>
              </table:table-cell>
              <table:table-cell>
                <text:p>checkout-lock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grey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Workflow(git)</text:p>
          </draw:text-box>
        </draw:frame>
        <draw:custom-shape draw:style-name="gr2" draw:text-style-name="P1" draw:layer="layout" svg:width="8.682cm" svg:height="1.524cm" svg:x="9.139cm" svg:y="4.065cm">
          <text:p text:style-name="P1">New feature or </text:p>
          <text:p text:style-name="P1">bug assigned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9.767cm" svg:height="1.524cm" svg:x="9.139cm" svg:y="6.605cm">
          <text:p text:style-name="P1">Make a new branch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682cm" svg:height="1.524cm" svg:x="9.138cm" svg:y="4.064cm">
          <text:p text:style-name="P1">New feature or </text:p>
          <text:p text:style-name="P1">bug assigned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9.767cm" svg:height="1.524cm" svg:x="9.139cm" svg:y="9.145cm">
          <text:p text:style-name="P1">Modify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682cm" svg:height="1.524cm" svg:x="9.138cm" svg:y="4.064cm">
          <text:p text:style-name="P1">New feature or </text:p>
          <text:p text:style-name="P1">bug assigned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9.767cm" svg:height="1.524cm" svg:x="9.138cm" svg:y="4.064cm">
          <text:p text:style-name="P1">New feature or </text:p>
          <text:p text:style-name="P1">bug assigned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9.767cm" svg:height="1.524cm" svg:x="9.139cm" svg:y="11.685cm">
          <text:p text:style-name="P1">“git commit” to add local </text:p>
          <text:p text:style-name="P1">workspace to reversion control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9.767cm" svg:height="1.524cm" svg:x="9.139cm" svg:y="14.225cm">
          <text:p text:style-name="P1">“git rebase” to follow </text:p>
          <text:p text:style-name="P1">latest version of master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14.021cm" svg:y1="5.588cm" svg:x2="14.022cm" svg:y2="6.605cm" draw:start-shape="id1" draw:start-glue-point="2" draw:end-shape="id2" draw:end-glue-point="0" svg:d="m14021 5588v501l1 15v501" svg:viewBox="0 0 2 1018">
          <text:p/>
        </draw:connector>
        <draw:connector draw:style-name="gr3" draw:text-style-name="P1" draw:layer="layout" draw:type="lines" svg:x1="14.022cm" svg:y1="8.129cm" svg:x2="14.022cm" svg:y2="9.145cm" draw:start-shape="id2" draw:start-glue-point="2" draw:end-shape="id3" draw:end-glue-point="0" svg:d="m14022 8129v501 14 501" svg:viewBox="0 0 1 1017">
          <text:p/>
        </draw:connector>
        <draw:connector draw:style-name="gr3" draw:text-style-name="P1" draw:layer="layout" draw:type="lines" svg:x1="14.022cm" svg:y1="10.669cm" svg:x2="14.022cm" svg:y2="11.685cm" draw:start-shape="id3" draw:start-glue-point="2" draw:end-shape="id4" draw:end-glue-point="0" svg:d="m14022 10669v501 14 501" svg:viewBox="0 0 1 1017">
          <text:p/>
        </draw:connector>
        <draw:connector draw:style-name="gr3" draw:text-style-name="P1" draw:layer="layout" draw:type="lines" svg:x1="14.022cm" svg:y1="13.209cm" svg:x2="14.022cm" svg:y2="14.225cm" draw:start-shape="id4" draw:start-glue-point="2" draw:end-shape="id5" draw:end-glue-point="0" svg:d="m14022 13209v501 14 501" svg:viewBox="0 0 1 1017">
          <text:p/>
        </draw:connector>
        <draw:connector draw:style-name="gr3" draw:text-style-name="P1" draw:layer="layout" draw:type="lines" svg:x1="18.906cm" svg:y1="14.987cm" svg:x2="18.906cm" svg:y2="9.907cm" draw:start-shape="id5" draw:start-glue-point="1" draw:end-shape="id3" draw:end-glue-point="1" svg:d="m18906 14987h500v-5080h-500" svg:viewBox="0 0 501 5081">
          <text:p/>
        </draw:connector>
        <draw:custom-shape draw:style-name="gr2" draw:text-style-name="P1" xml:id="id6" draw:id="id6" draw:layer="layout" svg:width="9.767cm" svg:height="1.524cm" svg:x="9.139cm" svg:y="16.765cm">
          <text:p text:style-name="P1">Merge to master when complete</text:p>
          <text:p text:style-name="P1">(may need solve conflict)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14.022cm" svg:y1="15.749cm" svg:x2="14.022cm" svg:y2="16.765cm" draw:start-shape="id5" draw:start-glue-point="2" draw:end-shape="id6" draw:end-glue-point="0" svg:d="m14022 15749v501 14 501" svg:viewBox="0 0 1 1017">
          <text:p/>
        </draw:connector>
        <draw:connector draw:style-name="gr3" draw:text-style-name="P1" draw:layer="layout" draw:type="lines" svg:x1="9.139cm" svg:y1="19.813cm" svg:x2="9.138cm" svg:y2="4.826cm" draw:start-shape="id7" draw:start-glue-point="3" draw:end-shape="id1" draw:end-glue-point="3" svg:d="m9139 19813h-502l-1-14987h502" svg:viewBox="0 0 504 14988">
          <text:p/>
        </draw:connector>
        <draw:custom-shape draw:style-name="gr2" draw:text-style-name="P1" xml:id="id7" draw:id="id7" draw:layer="layout" svg:width="9.767cm" svg:height="1.524cm" svg:x="9.139cm" svg:y="19.051cm">
          <text:p text:style-name="P1">“git push” to put </text:p>
          <text:p text:style-name="P1">modification to server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14.022cm" svg:y1="18.289cm" svg:x2="14.022cm" svg:y2="19.051cm" draw:start-shape="id6" draw:start-glue-point="2" draw:end-shape="id7" draw:end-glue-point="0" svg:d="m14022 18289v501-240 501" svg:viewBox="0 0 1 763">
          <text:p/>
        </draw:connector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grey" presentation:presentation-page-layout-name="AL2T1">
        <draw:frame presentation:style-name="pr3" draw:layer="layout" svg:width="25.199cm" svg:height="3.506cm" svg:x="1.4cm" svg:y="0.837cm" presentation:class="title">
          <draw:text-box>
            <text:p>Workflow(svn)</text:p>
          </draw:text-box>
        </draw:frame>
        <draw:custom-shape draw:style-name="gr2" draw:text-style-name="P1" draw:layer="layout" svg:width="8.128cm" svg:height="1.524cm" svg:x="9.397cm" svg:y="6.097cm">
          <text:p text:style-name="P1">New feature or </text:p>
          <text:p text:style-name="P1">bug assigned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128cm" svg:height="1.524cm" svg:x="9.396cm" svg:y="6.096cm">
          <text:p text:style-name="P1">New feature or </text:p>
          <text:p text:style-name="P1">bug assigned</text:p>
          <draw:enhanced-geometry svg:viewBox="0 0 21600 21600" draw:type="rectangle" draw:enhanced-path="M 0 0 L 21600 0 21600 21600 0 21600 0 0 Z N"/>
        </draw:custom-shape>
        <draw:custom-shape draw:style-name="gr2" draw:text-style-name="P1" xml:id="id9" draw:id="id9" draw:layer="layout" svg:width="9.144cm" svg:height="1.524cm" svg:x="9.397cm" svg:y="8.637cm">
          <text:p text:style-name="P1">Modify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128cm" svg:height="1.524cm" svg:x="9.396cm" svg:y="6.096cm">
          <text:p text:style-name="P1">New feature or </text:p>
          <text:p text:style-name="P1">bug assigned</text:p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9.144cm" svg:height="1.524cm" svg:x="9.396cm" svg:y="6.096cm">
          <text:p text:style-name="P1">New feature or </text:p>
          <text:p text:style-name="P1">bug assigned</text:p>
          <draw:enhanced-geometry svg:viewBox="0 0 21600 21600" draw:type="rectangle" draw:enhanced-path="M 0 0 L 21600 0 21600 21600 0 21600 0 0 Z N"/>
        </draw:custom-shape>
        <draw:custom-shape draw:style-name="gr2" draw:text-style-name="P1" xml:id="id10" draw:id="id10" draw:layer="layout" svg:width="9.144cm" svg:height="1.524cm" svg:x="9.397cm" svg:y="11.177cm">
          <text:p text:style-name="P1">“svn update” to get latest version</text:p>
          <text:p text:style-name="P1">(may need to solve confliction)</text:p>
          <draw:enhanced-geometry svg:viewBox="0 0 21600 21600" draw:type="rectangle" draw:enhanced-path="M 0 0 L 21600 0 21600 21600 0 21600 0 0 Z N"/>
        </draw:custom-shape>
        <draw:custom-shape draw:style-name="gr2" draw:text-style-name="P1" xml:id="id11" draw:id="id11" draw:layer="layout" svg:width="9.144cm" svg:height="1.524cm" svg:x="9.397cm" svg:y="13.717cm">
          <text:p text:style-name="P1">“svn commit” to push </text:p>
          <text:p text:style-name="P1">modification to server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13.968cm" svg:y1="7.62cm" svg:x2="13.969cm" svg:y2="8.637cm" draw:start-shape="id8" draw:start-glue-point="2" svg:d="m13968 7620v501l1 516v0" svg:viewBox="0 0 2 1018">
          <text:p/>
        </draw:connector>
        <draw:connector draw:style-name="gr3" draw:text-style-name="P1" draw:layer="layout" draw:type="lines" svg:x1="13.969cm" svg:y1="10.161cm" svg:x2="13.969cm" svg:y2="11.177cm" draw:start-shape="id9" draw:start-glue-point="2" draw:end-shape="id10" draw:end-glue-point="0" svg:d="m13969 10161v501 14 501" svg:viewBox="0 0 1 1017">
          <text:p/>
        </draw:connector>
        <draw:connector draw:style-name="gr3" draw:text-style-name="P1" draw:layer="layout" draw:type="lines" svg:x1="13.969cm" svg:y1="12.701cm" svg:x2="13.969cm" svg:y2="13.717cm" draw:start-shape="id10" draw:start-glue-point="2" draw:end-shape="id11" draw:end-glue-point="0" svg:d="m13969 12701v501 14 501" svg:viewBox="0 0 1 1017">
          <text:p/>
        </draw:connector>
        <draw:connector draw:style-name="gr3" draw:text-style-name="P1" draw:layer="layout" draw:type="lines" draw:line-skew="0.516cm 0.516cm" svg:x1="18.541cm" svg:y1="11.939cm" svg:x2="18.541cm" svg:y2="9.399cm" draw:start-shape="id10" draw:end-shape="id9" draw:end-glue-point="1" svg:d="m18541 11939h1017v-2540h-1017" svg:viewBox="0 0 1018 2541">
          <text:p/>
        </draw:connector>
        <draw:connector draw:style-name="gr3" draw:text-style-name="P1" draw:layer="layout" draw:type="lines" draw:line-skew="-0.514cm -0.513cm" svg:x1="9.397cm" svg:y1="14.479cm" svg:x2="9.396cm" svg:y2="6.858cm" draw:start-shape="id11" draw:end-shape="id8" draw:end-glue-point="3" svg:d="m9397 14479h-1015v-7621h1014" svg:viewBox="0 0 1016 7622">
          <text:p/>
        </draw:connector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grey" presentation:presentation-page-layout-name="AL2T1">
        <draw:frame presentation:style-name="pr3" draw:layer="layout" svg:width="25.199cm" svg:height="3.506cm" svg:x="1.4cm" svg:y="0.837cm" presentation:class="title">
          <draw:text-box>
            <text:p>Workflow(TFS)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I haven't use TFS to manager source code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uegrey" presentation:presentation-page-layout-name="AL1T32">
        <draw:frame presentation:style-name="pr1" draw:layer="layout" svg:width="25.199cm" svg:height="16.256cm" svg:x="1.4cm" svg:y="0.837cm" presentation:class="subtitle">
          <draw:text-box>
            <text:p>Actually, I'm promoting git here.</text:p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uegrey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Git's characteristics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Branching and merging</text:p>
              </text:list-item>
              <text:list-item>
                <text:p>Distributed</text:p>
              </text:list-item>
              <text:list-item>
                <text:p>Staging area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uegrey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Basic operation of git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Initial local repository</text:p>
              </text:list-item>
              <text:list-item>
                <text:p>Make a copy form remote repository</text:p>
              </text:list-item>
              <text:list-item>
                <text:p>Add files</text:p>
              </text:list-item>
              <text:list-item>
                <text:p>Remove files</text:p>
              </text:list-item>
              <text:list-item>
                <text:p>Commit changes</text:p>
              </text:list-item>
              <text:list-item>
                <text:p>Push commits to remote repository</text:p>
              </text:list-item>
              <text:list-item>
                <text:p>Get latest code from server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uegrey" presentation:presentation-page-layout-name="AL2T1">
        <draw:frame presentation:style-name="pr3" draw:layer="layout" svg:width="25.199cm" svg:height="3.506cm" svg:x="1.4cm" svg:y="0.837cm" presentation:class="title">
          <draw:text-box>
            <text:p>Basic operation of git(cont.)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Make ignore file list</text:p>
              </text:list-item>
              <text:list-item>
                <text:p>Create a new branch</text:p>
              </text:list-item>
              <text:list-item>
                <text:p>Create a tag</text:p>
              </text:list-item>
              <text:list-item>
                <text:p>Switch between branches</text:p>
              </text:list-item>
              <text:list-item>
                <text:p>Merge from another branch</text:p>
              </text:list-item>
              <text:list-item>
                <text:p>Solve merge conflict</text:p>
              </text:list-item>
              <text:list-item>
                <text:p>Roll back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luegrad" xlink:href="Pictures/100000000000032000000258386DF587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grad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2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grey-title" draw:layer="backgroundobjects" svg:width="15.265cm" svg:height="10.476cm" svg:x="3.161cm" svg:y="2.123cm" presentation:class="page"/>
        <draw:frame presentation:style-name="lyt-bluegrey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sil </meta:initial-creator>
    <meta:creation-date>2013-08-22T20:25:21</meta:creation-date>
    <dc:date>2013-09-09T07:15:38</dc:date>
    <dc:creator>asil </dc:creator>
    <meta:editing-duration>PT4H1M56S</meta:editing-duration>
    <meta:editing-cycles>10</meta:editing-cycles>
    <meta:generator>LibreOffice/4.0.2.2$Linux_X86_64 LibreOffice_project/400m0$Build-2</meta:generator>
    <meta:document-statistic meta:object-count="98"/>
  </office:meta>
</office:document-meta>
</file>